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35pt"/>
    </style:style>
    <style:style style:name="co2" style:family="table-column">
      <style:table-column-properties fo:break-before="auto" style:column-width="416.3pt"/>
    </style:style>
    <style:style style:name="co3" style:family="table-column">
      <style:table-column-properties fo:break-before="auto" style:column-width="245.7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text-position="0% 100%"/>
    </style:style>
    <style:style style:name="T2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宋体" style:font-name-asian="宋体"/>
    </style:style>
    <style:style style:name="T3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/>
          <table:table-cell office:value-type="string" calcext:value-type="string">
            <text:p>Supplier and ref</text:p>
          </table:table-cell>
          <table:table-cell office:value-type="string" calcext:value-type="string">
            <text:p>Setup cos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olex_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_48p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SUM([.F2: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71,R70,R63,R62,R58,R38,R17,R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R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64,R23,R41,R18,R8,R77,R50,R55,R49,R27,R24,R60,R33,R37,R61,R6,R4</text:p>
          </table:table-cell>
          <table:table-cell office:value-type="string" calcext:value-type="string">
            <text:p>R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0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P15,JP16,JP18,JP7,JP6,JP3,JP2,JP10,JP9,JP5,JP8</text:p>
          </table:table-cell>
          <table:table-cell office:value-type="string" calcext:value-type="string">
            <text:p>SolderJumper-3_P1.3mm_Bridged12_Pad1.0x1.5m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derJumper_3_Bridged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4,D19,D22,D15,D1,D7,D9,D10,D12,D17,D16,D21,D5,D11,D3,D2</text:p>
          </table:table-cell>
          <table:table-cell office:value-type="string" calcext:value-type="string">
            <text:p>SOT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T54S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11,Q15,Q21,Q20,Q19,Q10,Q16,Q14,Q13,Q18,Q17</text:p>
          </table:table-cell>
          <table:table-cell office:value-type="string" calcext:value-type="string">
            <text:p>SOT2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SP7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1,C4,C28,C8,C24,C17,C27,C14,C16,C20,C3,C23</text:p>
          </table:table-cell>
          <table:table-cell office:value-type="string" calcext:value-type="string">
            <text:p>C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0nf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0,U9,U8,U7</text:p>
          </table:table-cell>
          <table:table-cell office:value-type="string" calcext:value-type="string">
            <text:p>SO-8_3.9x4.9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442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roto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oAre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20-3_Horizontal_Tab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M05_TO22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9,D45,D44,D43,D40,D36,D35,D33</text:p>
          </table:table-cell>
          <table:table-cell office:value-type="string" calcext:value-type="string">
            <text:p>D_SOD-3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N4148WS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54,R53,R52,R51,R48,R43,R40,R39,R78,R84,R76,R83,R85,R56,R34,R67</text:p>
          </table:table-cell>
          <table:table-cell office:value-type="string" calcext:value-type="string">
            <text:p>R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R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48,D47,D46,D42,D41,D38,D37,D34</text:p>
          </table:table-cell>
          <table:table-cell office:value-type="string" calcext:value-type="string">
            <text:p>D_SOT-23_AN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ZX84C3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81,R90,R5,R92,R91,R80,R79,R16,R87,R59,R82,R89,R86,R88,R36,R11,R13,R14,R19,R66</text:p>
          </table:table-cell>
          <table:table-cell office:value-type="string" calcext:value-type="string">
            <text:p>R06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12,Q1,Q7,Q6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O34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29,D28,D27,D26,D18,D13</text:p>
          </table:table-cell>
          <table:table-cell office:value-type="string" calcext:value-type="string">
            <text:p>LED-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8,C12</text:p>
          </table:table-cell>
          <table:table-cell office:value-type="string" calcext:value-type="string">
            <text:p>CP_Elec_6.3x7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F 6.3V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WIRELESS-BLUETOOTH-HC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RELESS-BLUETOOTH-HC-0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30,C32,C31,C29,C1,C2,C26,C9,C21,C25,C10,C13,C22,C19</text:p>
          </table:table-cell>
          <table:table-cell office:value-type="string" calcext:value-type="string">
            <text:p>C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3,R68,R69,R12,R15,R65,R32,R35,R21</text:p>
          </table:table-cell>
          <table:table-cell office:value-type="string" calcext:value-type="string">
            <text:p>R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1,R22,R42,R57,R1</text:p>
          </table:table-cell>
          <table:table-cell office:value-type="string" calcext:value-type="string">
            <text:p>R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4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_Mini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5.1V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32,D31,D30,D20,D14,D4</text:p>
          </table:table-cell>
          <table:table-cell office:value-type="string" calcext:value-type="string">
            <text:p>D_S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400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IC-16_4.5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3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-8_5.3x6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DBZ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74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P13</text:p>
          </table:table-cell>
          <table:table-cell office:value-type="string" calcext:value-type="string">
            <text:p>SolderJumper-2_P1.3mm_Bridged_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NC_Smal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_Odd_Even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,F2</text:p>
          </table:table-cell>
          <table:table-cell office:value-type="string" calcext:value-type="string">
            <text:p>R_1812_4532Metric_Pad1.30x3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TC 16V2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Male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P12,JP11</text:p>
          </table:table-cell>
          <table:table-cell office:value-type="string" calcext:value-type="string">
            <text:p>2X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HD-2X2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7,C5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_Mini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3.6V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21-0055H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926UAEE+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lolu_Breakout-16_15.2x20.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Breakout_DRV882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V_Disc_D12mm_W3.9mm_P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-18V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P14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NO_Smal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25,R9,R28,R46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26,R10,R29,R47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k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P4,JP1</text:p>
          </table:table-cell>
          <table:table-cell office:value-type="string" calcext:value-type="string">
            <text:p>SolderJumper-2_P1.3mm_Open_Pad1.0x1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NO_Small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5,C6</text:p>
          </table:table-cell>
          <table:table-cell office:value-type="string" calcext:value-type="string">
            <text:p>C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2" office:value-type="string" calcext:value-type="string">
            <text:p><text:span text:style-name="T1">LCSC Part #</text:span><text:span text:style-name="T2">（</text:span><text:span text:style-name="T3">optional</text:span><text:span text:style-name="T2">）</text:span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￥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5T19:01:39.531057314</dc:date>
    <dc:creator>Tjeerd Hoogendijk</dc:creator>
    <meta:editing-duration>PT6M24S</meta:editing-duration>
    <meta:editing-cycles>2</meta:editing-cycles>
    <meta:generator>LibreOffice/6.0.7.3$Linux_X86_64 LibreOffice_project/00m0$Build-3</meta:generator>
    <meta:document-statistic meta:table-count="1" meta:cell-count="250" meta:object-count="0"/>
  </office:meta>
</office:document-meta>
</file>